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ocumentacion tecnica del sistema de seguridad Munin</text:p>
      <text:p text:style-name="Standard"/>
      <text:p text:style-name="Standard">Habitante:</text:p>
      <text:list xml:id="list4343366611967414546" text:style-name="L1">
        <text:list-item>
          <text:p text:style-name="P1">Registro de personas</text:p>
          <text:list>
            <text:list-item>
              <text:p text:style-name="P1">Habitantes de la vivienda</text:p>
            </text:list-item>
            <text:list-item>
              <text:p text:style-name="P1">visita regular autorizada</text:p>
            </text:list-item>
            <text:list-item>
              <text:p text:style-name="P1">personal de servicio domestico</text:p>
            </text:list-item>
          </text:list>
        </text:list-item>
        <text:list-item>
          <text:p text:style-name="P1">Registro de vehiculos</text:p>
        </text:list-item>
        <text:list-item>
          <text:p text:style-name="P1">registro de domicilio y vinculo de personas (habitantes)</text:p>
        </text:list-item>
        <text:list-item>
          <text:p text:style-name="P1">configuracion de tipo de visita</text:p>
          <text:list>
            <text:list-item>
              <text:p text:style-name="P1">regular autorizada</text:p>
            </text:list-item>
            <text:list-item>
              <text:p text:style-name="P1">casual</text:p>
            </text:list-item>
            <text:list-item>
              <text:p text:style-name="P1">publica</text:p>
              <text:list>
                <text:list-item>
                  <text:p text:style-name="P1">podra ser vista por el guardia y/o otros habitantes de diferentes viviendas de servicio domiestico y administracion</text:p>
                </text:list-item>
              </text:list>
            </text:list-item>
          </text:list>
        </text:list-item>
        <text:list-item>
          <text:p text:style-name="P1">acceso a camaras de seguridad</text:p>
        </text:list-item>
        <text:list-item>
          <text:p text:style-name="P1">panel de control de configuracion de notificaciones</text:p>
        </text:list-item>
        <text:list-item>
          <text:p text:style-name="P1">registro de reuniones programas</text:p>
          <text:list>
            <text:list-item>
              <text:p text:style-name="P1">con o sin invitacion</text:p>
            </text:list-item>
            <text:list-item>
              <text:p text:style-name="P1">usando espaciones comunes o no</text:p>
            </text:list-item>
            <text:list-item>
              <text:p text:style-name="P1">turnos espacios comunes</text:p>
            </text:list-item>
          </text:list>
        </text:list-item>
        <text:list-item>
          <text:p text:style-name="P1">envio de invitaciones a reuniones programadas (whatsup, telegram)</text:p>
          <text:list>
            <text:list-item>
              <text:p text:style-name="P1">codigo QR</text:p>
            </text:list-item>
            <text:list-item>
              <text:p text:style-name="P1">password o codigo de acceso</text:p>
            </text:list-item>
            <text:list-item>
              <text:p text:style-name="P1">Invitaciones individuales o grupales</text:p>
            </text:list-item>
          </text:list>
        </text:list-item>
        <text:list-item>
          <text:p text:style-name="P1">solicitud de nueva llave (tarjeta) de acceso por email a la empresa correspondiente</text:p>
        </text:list-item>
        <text:list-item>
          <text:p text:style-name="P1">Vinculacion de llave a persona autorizada</text:p>
        </text:list-item>
        <text:list-item>
          <text:p text:style-name="P1">Cambiar estado de personas</text:p>
          <text:list>
            <text:list-item>
              <text:p text:style-name="P1">Autorizar</text:p>
            </text:list-item>
            <text:list-item>
              <text:p text:style-name="P1">Desautorizar</text:p>
            </text:list-item>
          </text:list>
        </text:list-item>
        <text:list-item>
          <text:p text:style-name="P1">Panel de disparador de eventos (acceso directos)</text:p>
          <text:list>
            <text:list-item>
              <text:p text:style-name="P1">disparador alertas</text:p>
            </text:list-item>
            <text:list-item>
              <text:p text:style-name="P1">servicios de emergencia</text:p>
              <text:list>
                <text:list-item>
                  <text:p text:style-name="P1">envio automatico de mensajes por whatsup y sms e email a administracion y guardias</text:p>
                </text:list-item>
              </text:list>
            </text:list-item>
          </text:list>
        </text:list-item>
        <text:list-item>
          <text:p text:style-name="P1">Completar caga de datos de visita casual y convertirla en visita regular autorizada, previamente cargada por el guardia</text:p>
        </text:list-item>
        <text:list-item>
          <text:p text:style-name="P1">consulta de movimientos y eventos</text:p>
          <text:list>
            <text:list-item>
              <text:p text:style-name="P1">por tipo de evento</text:p>
            </text:list-item>
            <text:list-item>
              <text:p text:style-name="P1">por fecha</text:p>
            </text:list-item>
            <text:list-item>
              <text:p text:style-name="P1">por visita</text:p>
            </text:list-item>
          </text:list>
        </text:list-item>
        <text:list-item>
          <text:p text:style-name="P1">consulta de eventos de personal de servicio</text:p>
          <text:list>
            <text:list-item>
              <text:p text:style-name="P1">domestico</text:p>
            </text:list-item>
            <text:list-item>
              <text:p text:style-name="P1">general / administracion</text:p>
            </text:list-item>
            <text:list-item>
              <text:p text:style-name="P1">por vivienda (pero solo aquellos que fueron autorizados para ser visualizados, publicos)</text:p>
            </text:list-item>
          </text:list>
        </text:list-item>
        <text:list-item>
          <text:p text:style-name="P1">gestion de eventos y notificaciones generados por guardias, admin, y otros habitantes</text:p>
          <text:list>
            <text:list-item>
              <text:p text:style-name="P1"><text:soft-page-break/>alertas</text:p>
            </text:list-item>
            <text:list-item>
              <text:p text:style-name="P1">eventos especiales</text:p>
            </text:list-item>
          </text:list>
        </text:list-item>
        <text:list-item>
          <text:p text:style-name="P1">Complatar carga de datos de usuario inicial generado por la administracion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Guardia</text:p>
      <text:p text:style-name="Standard"/>
      <text:list xml:id="list7425941341719588332" text:style-name="L2">
        <text:list-item>
          <text:p text:style-name="P2">generar eventos de ingreso y salida de personas</text:p>
          <text:list>
            <text:list-item>
              <text:p text:style-name="P2">verificar identidad al ingreso</text:p>
              <text:list>
                <text:list-item>
                  <text:p text:style-name="P2">visita regular autorizada</text:p>
                </text:list-item>
                <text:list-item>
                  <text:p text:style-name="P2">habitante</text:p>
                </text:list-item>
                <text:list-item>
                  <text:p text:style-name="P2">personal de servicio</text:p>
                  <text:list>
                    <text:list-item>
                      <text:p text:style-name="P2">domestico</text:p>
                    </text:list-item>
                    <text:list-item>
                      <text:p text:style-name="P2">general / admnistracion</text:p>
                    </text:list-item>
                  </text:list>
                </text:list-item>
              </text:list>
            </text:list-item>
            <text:list-item>
              <text:p text:style-name="P2">verificar identidad al egreso</text:p>
              <text:list>
                <text:list-item>
                  <text:p text:style-name="P2">por patente</text:p>
                </text:list-item>
                <text:list-item>
                  <text:p text:style-name="P2">por nombre o dni</text:p>
                </text:list-item>
              </text:list>
            </text:list-item>
          </text:list>
        </text:list-item>
        <text:list-item>
          <text:p text:style-name="P2">Disparador de eventos de seguridad</text:p>
          <text:list>
            <text:list-item>
              <text:p text:style-name="P2">alertas de perimetro</text:p>
            </text:list-item>
            <text:list-item>
              <text:p text:style-name="P2">alertas de intruso</text:p>
            </text:list-item>
            <text:list-item>
              <text:p text:style-name="P2">envio de eventos</text:p>
              <text:list>
                <text:list-item>
                  <text:p text:style-name="P2">admin</text:p>
                </text:list-item>
                <text:list-item>
                  <text:p text:style-name="P2">servicios de emergencia</text:p>
                </text:list-item>
                <text:list-item>
                  <text:p text:style-name="P2">habitantes</text:p>
                </text:list-item>
                <text:list-item>
                  <text:p text:style-name="P2">compañeros</text:p>
                </text:list-item>
              </text:list>
            </text:list-item>
          </text:list>
        </text:list-item>
        <text:list-item>
          <text:p text:style-name="P2">registro de inicio y fin de turno</text:p>
          <text:list>
            <text:list-item>
              <text:p text:style-name="P2">registro de eventualidades</text:p>
            </text:list-item>
            <text:list-item>
              <text:p text:style-name="P2">intercambio de posiciones</text:p>
            </text:list-item>
            <text:list-item>
              <text:p text:style-name="P2">respuesta a eventos generados por los habitantes y/o administracion</text:p>
            </text:list-item>
          </text:list>
        </text:list-item>
        <text:list-item>
          <text:p text:style-name="P2">panel de control de eventos</text:p>
          <text:list>
            <text:list-item>
              <text:p text:style-name="P2">acceso directo para generar</text:p>
              <text:list>
                <text:list-item>
                  <text:p text:style-name="P2">alertas</text:p>
                </text:list-item>
                <text:list-item>
                  <text:p text:style-name="P2">eventos especiales o excepcionales</text:p>
                </text:list-item>
              </text:list>
            </text:list-item>
          </text:list>
        </text:list-item>
        <text:list-item>
          <text:p text:style-name="P2">registro de visita excepcionalmente autorizada (telefono)</text:p>
          <text:list>
            <text:list-item>
              <text:p text:style-name="P2">envio de notificaciones </text:p>
              <text:list>
                <text:list-item>
                  <text:p text:style-name="P2">administracion</text:p>
                </text:list-item>
                <text:list-item>
                  <text:p text:style-name="P2">habitante autorizante</text:p>
                </text:list-item>
              </text:list>
            </text:list-item>
          </text:list>
        </text:list-item>
        <text:list-item>
          <text:p text:style-name="P2">consulta de visitas por vivienda</text:p>
          <text:list>
            <text:list-item>
              <text:p text:style-name="P2">invitaciones</text:p>
            </text:list-item>
            <text:list-item>
              <text:p text:style-name="P2">habitantes</text:p>
            </text:list-item>
            <text:list-item>
              <text:p text:style-name="P2">personal de servicio</text:p>
              <text:list>
                <text:list-item>
                  <text:p text:style-name="P2">solo aquellas configuradas como publicas</text:p>
                </text:list-item>
              </text:list>
            </text:list-item>
          </text:list>
        </text:list-item>
        <text:list-item>
          <text:p text:style-name="P2">consulta de visitas autorizadas por administracion</text:p>
        </text:list-item>
        <text:list-item>
          <text:p text:style-name="P2">asignacion de nuevo vehiculo a visita</text:p>
        </text:list-item>
        <text:list-item>
          <text:p text:style-name="P2">Visualizacion de visitas activas en tiempo real (solo aquellas publicadas)</text:p>
          <text:list>
            <text:list-item>
              <text:p text:style-name="P2">visitas regular autorizadas</text:p>
            </text:list-item>
            <text:list-item>
              <text:p text:style-name="P2">habitantes</text:p>
            </text:list-item>
            <text:list-item>
              <text:p text:style-name="P2">personal de servicio</text:p>
            </text:list-item>
            <text:list-item>
              <text:p text:style-name="P2">agrupadas por reunion</text:p>
            </text:list-item>
          </text:list>
        </text:list-item>
        <text:list-item>
          <text:p text:style-name="P2">registro de datos de ingreso de personal de servicio autorizado por administracion</text:p>
          <text:list>
            <text:list-item>
              <text:p text:style-name="P2"><text:soft-page-break/>persona</text:p>
            </text:list-item>
            <text:list-item>
              <text:p text:style-name="P2">vehiculo</text:p>
            </text:list-item>
            <text:list-item>
              <text:p text:style-name="P2">empresa de servicio</text:p>
            </text:list-item>
          </text:list>
        </text:list-item>
        <text:list-item>
          <text:p text:style-name="P2">en caso de invitacion grupal, registrar cantidad de personas y vehiculo al ingreso</text:p>
        </text:list-item>
        <text:list-item>
          <text:p text:style-name="P2">visualizar eventos actuales al iniciar sesion correspondientes a su turno</text:p>
        </text:list-item>
        <text:list-item>
          <text:p text:style-name="P2">carga manual de ingreso de habitante en caso de fallo de llave automatico y registrar motivo</text:p>
        </text:list-item>
        <text:list-item>
          <text:p text:style-name="P2">visualizador de compañeros</text:p>
          <text:list>
            <text:list-item>
              <text:p text:style-name="P2">posiciones</text:p>
            </text:list-item>
          </text:list>
        </text:list-item>
        <text:list-item>
          <text:p text:style-name="P2">Comunicacion con compañeros</text:p>
          <text:list>
            <text:list-item>
              <text:p text:style-name="P2">disparador de eventos</text:p>
              <text:list>
                <text:list-item>
                  <text:p text:style-name="P2">solicitar presencia</text:p>
                </text:list-item>
                <text:list-item>
                  <text:p text:style-name="P2">alerta</text:p>
                </text:list-item>
                <text:list-item>
                  <text:p text:style-name="P2">reportarse</text:p>
                </text:list-item>
              </text:list>
            </text:list-item>
            <text:list-item>
              <text:p text:style-name="P2">respuesta de eventos</text:p>
            </text:list-item>
          </text:list>
        </text:list-item>
        <text:list-item>
          <text:p text:style-name="P2">Visualizador en tiempo de real de personal de servicio</text:p>
          <text:list>
            <text:list-item>
              <text:p text:style-name="P2">administracion</text:p>
            </text:list-item>
            <text:list-item>
              <text:p text:style-name="P2">domestico (solo si esta publicado)</text:p>
            </text:list-item>
          </text:list>
        </text:list-item>
        <text:list-item>
          <text:p text:style-name="P2">gestion de eventos generados por habitantes adminsitracion guardias</text:p>
          <text:list>
            <text:list-item>
              <text:p text:style-name="P2">alertas</text:p>
            </text:list-item>
            <text:list-item>
              <text:p text:style-name="P2">eventos especiales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Administracion</text:p>
      <text:p text:style-name="Standard"/>
      <text:list xml:id="list7572282238983103992" text:style-name="L3">
        <text:list-item>
          <text:p text:style-name="P3">registro de usurio inicial (dueño, primer habitante)</text:p>
          <text:list>
            <text:list-item>
              <text:p text:style-name="P3">nombre apellido</text:p>
            </text:list-item>
            <text:list-item>
              <text:p text:style-name="P3">dni</text:p>
            </text:list-item>
            <text:list-item>
              <text:p text:style-name="P3">email</text:p>
            </text:list-item>
            <text:list-item>
              <text:p text:style-name="P3">casa</text:p>
              <text:list>
                <text:list-item>
                  <text:p text:style-name="P3">envio de email de confirmacion</text:p>
                </text:list-item>
              </text:list>
            </text:list-item>
          </text:list>
        </text:list-item>
        <text:list-item>
          <text:p text:style-name="P3">carga de visitas de servicio de administracion</text:p>
          <text:list>
            <text:list-item>
              <text:p text:style-name="P3">servicios publicos (epec, agua, gas, telefono, etc)</text:p>
            </text:list-item>
            <text:list-item>
              <text:p text:style-name="P3">servicios propios (poda, seguridad, etc)</text:p>
            </text:list-item>
          </text:list>
        </text:list-item>
        <text:list-item>
          <text:p text:style-name="P3">generar llaves (tarjetas) y vinculacion al personal de servicio</text:p>
        </text:list-item>
        <text:list-item>
          <text:p text:style-name="P3">aprobacion de entrega de llaves verificando identidad de la persona presentada con los datos del email enviado x el solicitante (el email se envia a la empresa, admin, y habitante solicitante)</text:p>
        </text:list-item>
        <text:list-item>
          <text:p text:style-name="P3">panel de control de configuracion de notificaciones</text:p>
        </text:list-item>
        <text:list-item>
          <text:p text:style-name="P3">visualizacion en tiempo real de personal de seguridad por country</text:p>
        </text:list-item>
        <text:list-item>
          <text:p text:style-name="P3">acceso a las camaras</text:p>
        </text:list-item>
        <text:list-item>
          <text:p text:style-name="P3">registro de personal propio</text:p>
        </text:list-item>
        <text:list-item>
          <text:p text:style-name="P3">registro de personal de servicios de administracion frecuente (epec, seguridad, etc)</text:p>
          <text:list>
            <text:list-item>
              <text:p text:style-name="P3">carga de planillas de turno</text:p>
            </text:list-item>
          </text:list>
        </text:list-item>
        <text:list-item>
          <text:p text:style-name="P3">baja de llaves y reasignacion previo carga del dueño</text:p>
        </text:list-item>
        <text:list-item>
          <text:p text:style-name="P3">gestion de planillas de horarios del personal de servicio</text:p>
        </text:list-item>
        <text:list-item>
          <text:p text:style-name="P3">registro de empresas de servicios</text:p>
        </text:list-item>
        <text:list-item>
          <text:p text:style-name="P3">gestion de eventos generados por habitante y guardias</text:p>
        </text:list-item>
        <text:list-item>
          <text:p text:style-name="P3">gestion de espacios comunes</text:p>
          <text:list>
            <text:list-item>
              <text:p text:style-name="P3">registro de irregularidades</text:p>
            </text:list-item>
            <text:list-item>
              <text:p text:style-name="P3">consulta de reuniones programadas</text:p>
            </text:list-item>
            <text:list-item>
              <text:p text:style-name="P3">control de incidencias</text:p>
              <text:list>
                <text:list-item>
                  <text:p text:style-name="P3">rotura de objetos</text:p>
                </text:list-item>
                <text:list-item>
                  <text:p text:style-name="P3">cantidad de personas</text:p>
                </text:list-item>
                <text:list-item>
                  <text:p text:style-name="P3">gestion de quejas de habitantes</text:p>
                </text:list-item>
              </text:list>
            </text:list-item>
            <text:list-item>
              <text:p text:style-name="P3">marcado si el usuario realizo el pago</text:p>
            </text:list-item>
          </text:list>
        </text:list-item>
        <text:list-item>
          <text:p text:style-name="P3">consulta de reuniones programadas</text:p>
        </text:list-item>
        <text:list-item>
          <text:p text:style-name="P3">consulta de turno de personal de seguridad</text:p>
        </text:list-item>
        <text:list-item>
          <text:p text:style-name="P3">consulta de eventos</text:p>
          <text:list>
            <text:list-item>
              <text:p text:style-name="P3">alertas</text:p>
            </text:list-item>
            <text:list-item>
              <text:p text:style-name="P3">incidencias de seguridad</text:p>
            </text:list-item>
          </text:list>
        </text:list-item>
        <text:list-item>
          <text:p text:style-name="P3">consulta de visitas de servicios cargados por administracion</text:p>
        </text:list-item>
        <text:list-item>
          <text:p text:style-name="P3">consutla de accesos del personal de adminmistracion</text:p>
          <text:list>
            <text:list-item>
              <text:p text:style-name="P3">control de asistencia</text:p>
            </text:list-item>
          </text:list>
        </text:list-item>
        <text:list-item>
          <text:p text:style-name="P3">consulta de visitas por vivienda solo las publicadas por los habitantes</text:p>
        </text:list-item>
        <text:list-item>
          <text:p text:style-name="P3">consulta de movimientos</text:p>
          <text:list>
            <text:list-item>
              <text:p text:style-name="P3">analisis</text:p>
            </text:list-item>
            <text:list-item>
              <text:p text:style-name="P3">estadistica</text:p>
            </text:list-item>
          </text:list>
        </text:list-item>
      </text:list>
      <text:p text:style-name="Standard"/>
      <text:p text:style-name="Standard"><text:soft-page-break/>Sistema</text:p>
      <text:p text:style-name="Standard"/>
      <text:list xml:id="list6853081127576211825" text:style-name="L4">
        <text:list-item>
          <text:p text:style-name="P4">generacion automatica de notificaciones (configurables)</text:p>
          <text:list>
            <text:list-item>
              <text:p text:style-name="P4">eventos generados por personal de seguridad</text:p>
              <text:list>
                <text:list-item>
                  <text:p text:style-name="P4">alertas</text:p>
                </text:list-item>
                <text:list-item>
                  <text:p text:style-name="P4">incidencias de seguridad</text:p>
                </text:list-item>
                <text:list-item>
                  <text:p text:style-name="P4">cambios de turnos</text:p>
                </text:list-item>
                <text:list-item>
                  <text:p text:style-name="P4">posiciones</text:p>
                </text:list-item>
                <text:list-item>
                  <text:p text:style-name="P4">ingreso / egreso</text:p>
                  <text:list>
                    <text:list-item>
                      <text:p text:style-name="P4">habitantes</text:p>
                    </text:list-item>
                    <text:list-item>
                      <text:p text:style-name="P4">visitas regulares autorizadas</text:p>
                    </text:list-item>
                    <text:list-item>
                      <text:p text:style-name="P4">visitas casuales</text:p>
                    </text:list-item>
                    <text:list-item>
                      <text:p text:style-name="P4">personal de servicio</text:p>
                      <text:list>
                        <text:list-item>
                          <text:p text:style-name="P4">administracion</text:p>
                        </text:list-item>
                        <text:list-item>
                          <text:p text:style-name="P4">publico</text:p>
                        </text:list-item>
                        <text:list-item>
                          <text:p text:style-name="P4">domestico</text:p>
                        </text:list-item>
                      </text:list>
                    </text:list-item>
                    <text:list-item>
                      <text:p text:style-name="P4">eventos excepcionales</text:p>
                    </text:list-item>
                  </text:list>
                </text:list-item>
                <text:list-item>
                  <text:p text:style-name="P4">llamada a servicios de emergencias</text:p>
                </text:list-item>
              </text:list>
            </text:list-item>
            <text:list-item>
              <text:p text:style-name="P4">eventos generados por habitantes</text:p>
              <text:list>
                <text:list-item>
                  <text:p text:style-name="P4">alertas</text:p>
                </text:list-item>
                <text:list-item>
                  <text:p text:style-name="P4">incidencias de seguridad</text:p>
                </text:list-item>
                <text:list-item>
                  <text:p text:style-name="P4">llamadas a servicios de emergencia</text:p>
                </text:list-item>
              </text:list>
            </text:list-item>
          </text:list>
        </text:list-item>
        <text:list-item>
          <text:p text:style-name="P4">generacion de eventos automaticamente</text:p>
          <text:list>
            <text:list-item>
              <text:p text:style-name="P4">ausencia del personal de servicio</text:p>
              <text:list>
                <text:list-item>
                  <text:p text:style-name="P4">seguridad</text:p>
                </text:list-item>
                <text:list-item>
                  <text:p text:style-name="P4">servicios de administracion</text:p>
                </text:list-item>
              </text:list>
            </text:list-item>
            <text:list-item>
              <text:p text:style-name="P4">tiempo extendido no autorizados en turnos del personal</text:p>
            </text:list-item>
            <text:list-item>
              <text:p text:style-name="P4">generacion automatica de notificaciones</text:p>
            </text:list-item>
          </text:list>
        </text:list-item>
        <text:list-item>
          <text:p text:style-name="P4">administraciones de eventos</text:p>
          <text:list>
            <text:list-item>
              <text:p text:style-name="P4"><text:s/>guardias</text:p>
            </text:list-item>
            <text:list-item>
              <text:p text:style-name="P4">habitante</text:p>
            </text:list-item>
            <text:list-item>
              <text:p text:style-name="P4">administracion</text:p>
            </text:list-item>
          </text:list>
        </text:list-item>
        <text:list-item>
          <text:p text:style-name="P4">generacion de instantameas a travez de las camaras</text:p>
          <text:list>
            <text:list-item>
              <text:p text:style-name="P4">fotografia al momento que ocurren eventos y vincularlo</text:p>
            </text:list-item>
          </text:list>
        </text:list-item>
        <text:list-item>
          <text:p text:style-name="P4">cache del video de x segundos que servira para asociar una cantidad x de segudos antes y despues de ocurrir un evento.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ebastian Carrizo</meta:initial-creator>
    <meta:creation-date>2017-09-11T16:06:54.49</meta:creation-date>
    <meta:generator>OpenOffice/4.1.3$Win32 OpenOffice.org_project/413m1$Build-9783</meta:generator>
    <dc:date>2017-09-27T11:16:13.88</dc:date>
    <dc:creator>Sebastian Carrizo</dc:creator>
    <meta:editing-duration>PT1H35M19S</meta:editing-duration>
    <meta:editing-cycles>6</meta:editing-cycles>
    <meta:document-statistic meta:table-count="0" meta:image-count="0" meta:object-count="0" meta:page-count="6" meta:paragraph-count="185" meta:word-count="1022" meta:character-count="6053"/>
  </office:meta>
</office:document-meta>
</file>